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c8c" officeooo:paragraph-rsid="001b8c8c"/>
    </style:style>
    <style:style style:name="P2" style:family="paragraph" style:parent-style-name="Standard">
      <style:text-properties officeooo:paragraph-rsid="001b8c8c"/>
    </style:style>
    <style:style style:name="P3" style:family="paragraph" style:parent-style-name="Standard">
      <style:text-properties officeooo:rsid="001c13cb" officeooo:paragraph-rsid="001c13cb"/>
    </style:style>
    <style:style style:name="P4" style:family="paragraph" style:parent-style-name="Standard">
      <style:paragraph-properties fo:text-align="start" style:justify-single-word="false"/>
      <style:text-properties fo:font-weight="bold" officeooo:rsid="00248cec" officeooo:paragraph-rsid="00248cec" style:font-weight-asian="bold" style:font-weight-complex="bold"/>
    </style:style>
    <style:style style:name="P5" style:family="paragraph" style:parent-style-name="Standard">
      <style:text-properties fo:font-style="italic" fo:font-weight="normal" officeooo:rsid="001c92e0" officeooo:paragraph-rsid="001c92e0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fo:font-weight="normal" officeooo:rsid="001d3b3c" officeooo:paragraph-rsid="001d3b3c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dee63" officeooo:paragraph-rsid="001dee63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f8a46" officeooo:paragraph-rsid="001f8a4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0dcdd" officeooo:paragraph-rsid="0020dcd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1bd0d" officeooo:paragraph-rsid="0021bd0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235d4f" officeooo:paragraph-rsid="00235d4f"/>
    </style:style>
    <style:style style:name="P12" style:family="paragraph" style:parent-style-name="Standard">
      <style:paragraph-properties fo:text-align="start" style:justify-single-word="false"/>
      <style:text-properties officeooo:paragraph-rsid="00248cec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235d4f" officeooo:paragraph-rsid="00235d4f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248cec" officeooo:paragraph-rsid="00248cec"/>
    </style:style>
    <style:style style:name="P15" style:family="paragraph" style:parent-style-name="Standard">
      <style:paragraph-properties fo:text-align="start" style:justify-single-word="false"/>
      <style:text-properties officeooo:rsid="002520a6" officeooo:paragraph-rsid="002520a6"/>
    </style:style>
    <style:style style:name="P16" style:family="paragraph" style:parent-style-name="Standard" style:list-style-name="L1">
      <style:text-properties officeooo:rsid="001b8c8c" officeooo:paragraph-rsid="001b8c8c"/>
    </style:style>
    <style:style style:name="P17" style:family="paragraph" style:parent-style-name="Standard" style:list-style-name="L2">
      <style:text-properties officeooo:rsid="001c92e0" officeooo:paragraph-rsid="001c92e0"/>
    </style:style>
    <style:style style:name="P18" style:family="paragraph" style:parent-style-name="Standard" style:list-style-name="L3">
      <style:text-properties fo:font-style="normal" fo:font-weight="normal" officeooo:rsid="001d3b3c" officeooo:paragraph-rsid="001d3b3c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fo:font-style="normal" fo:font-weight="normal" officeooo:rsid="001d3b3c" officeooo:paragraph-rsid="001d3b3c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text-properties fo:font-style="normal" fo:font-weight="normal" officeooo:rsid="001dee63" officeooo:paragraph-rsid="001dee63" style:font-style-asian="normal" style:font-weight-asian="normal" style:font-style-complex="normal" style:font-weight-complex="normal"/>
    </style:style>
    <style:style style:name="P21" style:family="paragraph" style:parent-style-name="Standard" style:list-style-name="L5">
      <style:text-properties fo:font-style="normal" fo:font-weight="normal" officeooo:rsid="001f8a46" officeooo:paragraph-rsid="001f8a46" style:font-style-asian="normal" style:font-weight-asian="normal" style:font-style-complex="normal" style:font-weight-complex="normal"/>
    </style:style>
    <style:style style:name="P22" style:family="paragraph" style:parent-style-name="Standard" style:list-style-name="L6">
      <style:text-properties fo:font-style="normal" fo:font-weight="normal" officeooo:rsid="0020dcdd" officeooo:paragraph-rsid="0020dcdd" style:font-style-asian="normal" style:font-weight-asian="normal" style:font-style-complex="normal" style:font-weight-complex="normal"/>
    </style:style>
    <style:style style:name="P23" style:family="paragraph" style:parent-style-name="Standard" style:list-style-name="L7">
      <style:text-properties fo:font-style="normal" fo:font-weight="normal" officeooo:rsid="0021bd0d" officeooo:paragraph-rsid="0021bd0d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1bd0d" officeooo:paragraph-rsid="0021bd0d" style:font-style-asian="normal" style:font-weight-asian="normal" style:font-style-complex="normal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fo:font-style="normal" fo:font-weight="normal" officeooo:rsid="00235d4f" officeooo:paragraph-rsid="00235d4f" style:font-style-asian="normal" style:font-weight-asian="normal" style:font-style-complex="normal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fo:font-style="normal" fo:font-weight="normal" officeooo:rsid="00235d4f" officeooo:paragraph-rsid="00235d4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235d4f" officeooo:paragraph-rsid="00235d4f" style:font-style-asian="normal" style:font-weight-asian="normal" style:font-style-complex="normal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fo:font-style="normal" fo:font-weight="normal" officeooo:rsid="00235d4f" officeooo:paragraph-rsid="00235d4f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248cec" officeooo:paragraph-rsid="00248cec" style:font-style-asian="normal" style:font-weight-asian="normal" style:font-style-complex="normal" style:font-weight-complex="normal"/>
    </style:style>
    <style:style style:name="P30" style:family="paragraph" style:parent-style-name="Standard" style:list-style-name="L11">
      <style:paragraph-properties fo:text-align="start" style:justify-single-word="false"/>
      <style:text-properties fo:font-style="normal" fo:font-weight="normal" officeooo:rsid="00248cec" officeooo:paragraph-rsid="00248cec" style:font-style-asian="normal" style:font-weight-asian="normal" style:font-style-complex="normal" style:font-weight-complex="normal"/>
    </style:style>
    <style:style style:name="P31" style:family="paragraph" style:parent-style-name="Standard" style:list-style-name="L12">
      <style:paragraph-properties fo:text-align="start" style:justify-single-word="false"/>
      <style:text-properties fo:font-style="normal" fo:font-weight="normal" officeooo:rsid="00248cec" officeooo:paragraph-rsid="00248cec" style:font-style-asian="normal" style:font-weight-asian="normal" style:font-style-complex="normal" style:font-weight-complex="normal"/>
    </style:style>
    <style:style style:name="P32" style:family="paragraph" style:parent-style-name="Standard" style:list-style-name="L13">
      <style:paragraph-properties fo:text-align="start" style:justify-single-word="false"/>
      <style:text-properties fo:font-style="normal" fo:font-weight="normal" officeooo:rsid="00248cec" officeooo:paragraph-rsid="00248cec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2520a6" officeooo:paragraph-rsid="002520a6" style:font-style-asian="normal" style:font-weight-asian="normal" style:font-style-complex="normal" style:font-weight-complex="normal"/>
    </style:style>
    <style:style style:name="P34" style:family="paragraph" style:parent-style-name="Standard" style:list-style-name="L14">
      <style:paragraph-properties fo:text-align="start" style:justify-single-word="false"/>
      <style:text-properties fo:font-style="normal" fo:font-weight="normal" officeooo:rsid="002520a6" officeooo:paragraph-rsid="002520a6" style:font-style-asian="normal" style:font-weight-asian="normal" style:font-style-complex="normal" style:font-weight-complex="normal"/>
    </style:style>
    <style:style style:name="P35" style:family="paragraph" style:parent-style-name="Standard" style:list-style-name="L15">
      <style:paragraph-properties fo:text-align="start" style:justify-single-word="false"/>
      <style:text-properties fo:font-style="normal" fo:font-weight="normal" officeooo:rsid="002520a6" officeooo:paragraph-rsid="002520a6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266ee8" officeooo:paragraph-rsid="00266ee8" style:font-style-asian="normal" style:font-weight-asian="normal" style:font-style-complex="normal" style:font-weight-complex="normal"/>
    </style:style>
    <style:style style:name="P37" style:family="paragraph" style:parent-style-name="Standard" style:list-style-name="L16">
      <style:paragraph-properties fo:text-align="start" style:justify-single-word="false"/>
      <style:text-properties fo:font-style="normal" fo:font-weight="normal" officeooo:rsid="00266ee8" officeooo:paragraph-rsid="00266ee8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27ceb7" officeooo:paragraph-rsid="0027ceb7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284757" officeooo:paragraph-rsid="00284757" style:font-style-asian="normal" style:font-weight-asian="normal" style:font-style-complex="normal" style:font-weight-complex="normal"/>
    </style:style>
    <style:style style:name="P40" style:family="paragraph" style:parent-style-name="Standard" style:list-style-name="L17">
      <style:paragraph-properties fo:text-align="start" style:justify-single-word="false"/>
      <style:text-properties fo:font-style="normal" fo:font-weight="normal" officeooo:rsid="00284757" officeooo:paragraph-rsid="00284757" style:font-style-asian="normal" style:font-weight-asian="normal" style:font-style-complex="normal" style:font-weight-complex="normal"/>
    </style:style>
    <style:style style:name="P41" style:family="paragraph" style:parent-style-name="Standard" style:list-style-name="L18">
      <style:paragraph-properties fo:text-align="start" style:justify-single-word="false"/>
      <style:text-properties fo:font-style="normal" fo:font-weight="normal" officeooo:rsid="00284757" officeooo:paragraph-rsid="00284757" style:font-style-asian="normal" style:font-weight-asian="normal" style:font-style-complex="normal" style:font-weight-complex="normal"/>
    </style:style>
    <style:style style:name="P42" style:family="paragraph" style:parent-style-name="Standard" style:list-style-name="L19">
      <style:paragraph-properties fo:text-align="start" style:justify-single-word="false"/>
      <style:text-properties fo:font-style="normal" fo:font-weight="normal" officeooo:rsid="00284757" officeooo:paragraph-rsid="00284757" style:font-style-asian="normal" style:font-weight-asian="normal" style:font-style-complex="normal" style:font-weight-complex="normal"/>
    </style:style>
    <style:style style:name="P43" style:family="paragraph" style:parent-style-name="Standard" style:list-style-name="L20">
      <style:paragraph-properties fo:text-align="start" style:justify-single-word="false"/>
      <style:text-properties fo:font-style="normal" fo:font-weight="normal" officeooo:rsid="00284757" officeooo:paragraph-rsid="00284757" style:font-style-asian="normal" style:font-weight-asian="normal" style:font-style-complex="normal" style:font-weight-complex="normal"/>
    </style:style>
    <style:style style:name="P44" style:family="paragraph" style:parent-style-name="Standard" style:list-style-name="L20">
      <style:paragraph-properties fo:text-align="start" style:justify-single-word="false"/>
      <style:text-properties fo:font-style="normal" fo:font-weight="normal" officeooo:rsid="00291d2f" officeooo:paragraph-rsid="00291d2f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fo:font-weight="normal" officeooo:rsid="00291d2f" officeooo:paragraph-rsid="00291d2f" style:font-style-asian="normal" style:font-weight-asian="normal" style:font-style-complex="normal" style:font-weight-complex="normal"/>
    </style:style>
    <style:style style:name="P46" style:family="paragraph" style:parent-style-name="Standard" style:list-style-name="L21">
      <style:paragraph-properties fo:text-align="start" style:justify-single-word="false"/>
      <style:text-properties fo:font-style="normal" fo:font-weight="normal" officeooo:rsid="00291d2f" officeooo:paragraph-rsid="00291d2f" style:font-style-asian="normal" style:font-weight-asian="normal" style:font-style-complex="normal" style:font-weight-complex="normal"/>
    </style:style>
    <style:style style:name="P47" style:family="paragraph" style:parent-style-name="Standard" style:list-style-name="L22">
      <style:paragraph-properties fo:text-align="start" style:justify-single-word="false"/>
      <style:text-properties fo:font-style="normal" fo:font-weight="normal" officeooo:rsid="00291d2f" officeooo:paragraph-rsid="00291d2f" style:font-style-asian="normal" style:font-weight-asian="normal" style:font-style-complex="normal" style:font-weight-complex="normal"/>
    </style:style>
    <style:style style:name="P48" style:family="paragraph" style:parent-style-name="Standard" style:list-style-name="L23">
      <style:paragraph-properties fo:text-align="start" style:justify-single-word="false"/>
      <style:text-properties fo:font-style="normal" fo:font-weight="normal" officeooo:rsid="00291d2f" officeooo:paragraph-rsid="00291d2f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fo:font-weight="normal" officeooo:rsid="002a9a77" officeooo:paragraph-rsid="002a9a77" style:font-style-asian="normal" style:font-weight-asian="normal" style:font-style-complex="normal" style:font-weight-complex="normal"/>
    </style:style>
    <style:style style:name="P50" style:family="paragraph" style:parent-style-name="Standard" style:list-style-name="L24">
      <style:paragraph-properties fo:text-align="start" style:justify-single-word="false"/>
      <style:text-properties fo:font-style="normal" fo:font-weight="normal" officeooo:rsid="002a9a77" officeooo:paragraph-rsid="002a9a77" style:font-style-asian="normal" style:font-weight-asian="normal" style:font-style-complex="normal" style:font-weight-complex="normal"/>
    </style:style>
    <style:style style:name="P51" style:family="paragraph" style:parent-style-name="Standard" style:list-style-name="L25">
      <style:paragraph-properties fo:text-align="start" style:justify-single-word="false"/>
      <style:text-properties fo:font-style="normal" fo:font-weight="normal" officeooo:rsid="002a9a77" officeooo:paragraph-rsid="002a9a77" style:font-style-asian="normal" style:font-weight-asian="normal" style:font-style-complex="normal" style:font-weight-complex="normal"/>
    </style:style>
    <style:style style:name="P52" style:family="paragraph" style:parent-style-name="Standard" style:list-style-name="L26">
      <style:paragraph-properties fo:text-align="start" style:justify-single-word="false"/>
      <style:text-properties fo:font-style="normal" fo:font-weight="normal" officeooo:rsid="002a9a77" officeooo:paragraph-rsid="002a9a77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fo:font-weight="normal" officeooo:rsid="002c8340" officeooo:paragraph-rsid="002c8340" style:font-style-asian="normal" style:font-weight-asian="normal" style:font-style-complex="normal" style:font-weight-complex="normal"/>
    </style:style>
    <style:style style:name="P54" style:family="paragraph" style:parent-style-name="Standard" style:list-style-name="L27">
      <style:paragraph-properties fo:text-align="start" style:justify-single-word="false"/>
      <style:text-properties fo:font-style="normal" fo:font-weight="normal" officeooo:rsid="002c8340" officeooo:paragraph-rsid="002c8340" style:font-style-asian="normal" style:font-weight-asian="normal" style:font-style-complex="normal" style:font-weight-complex="normal"/>
    </style:style>
    <style:style style:name="P55" style:family="paragraph" style:parent-style-name="Standard" style:list-style-name="L16">
      <style:paragraph-properties fo:text-align="start" style:justify-single-word="false"/>
      <style:text-properties officeooo:paragraph-rsid="00266ee8"/>
    </style:style>
    <style:style style:name="P56" style:family="paragraph" style:parent-style-name="Standard" style:list-style-name="L19">
      <style:paragraph-properties fo:text-align="start" style:justify-single-word="false"/>
      <style:text-properties officeooo:paragraph-rsid="00284757"/>
    </style:style>
    <style:style style:name="P57" style:family="paragraph" style:parent-style-name="Standard" style:list-style-name="L23">
      <style:paragraph-properties fo:text-align="start" style:justify-single-word="false"/>
      <style:text-properties officeooo:paragraph-rsid="00291d2f"/>
    </style:style>
    <style:style style:name="T1" style:family="text">
      <style:text-properties officeooo:rsid="001b8c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8c8c" style:font-weight-asian="bold" style:font-weight-complex="bold"/>
    </style:style>
    <style:style style:name="T4" style:family="text">
      <style:text-properties fo:font-weight="bold" officeooo:rsid="00291d2f" style:font-weight-asian="bold" style:font-weight-complex="bold"/>
    </style:style>
    <style:style style:name="T5" style:family="text">
      <style:text-properties officeooo:rsid="001b9f7b"/>
    </style:style>
    <style:style style:name="T6" style:family="text">
      <style:text-properties officeooo:rsid="001d3b3c"/>
    </style:style>
    <style:style style:name="T7" style:family="text">
      <style:text-properties officeooo:rsid="001dee63"/>
    </style:style>
    <style:style style:name="T8" style:family="text">
      <style:text-properties officeooo:rsid="001ec34d"/>
    </style:style>
    <style:style style:name="T9" style:family="text">
      <style:text-properties officeooo:rsid="0021bd0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48cec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66ee8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7ceb7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8475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91d2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48cec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1bd0d" style:font-style-asian="normal" style:font-style-complex="normal"/>
    </style:style>
    <style:style style:name="T20" style:family="text">
      <style:text-properties officeooo:rsid="00291d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nternet</text:span> — глобальная сеть передачи данных</text:p>
      <text:list xml:id="list2674706490" text:style-name="L1">
        <text:list-item>
          <text:p text:style-name="P16">HTTP, SSH, P2P — прикладные протоколы</text:p>
        </text:list-item>
        <text:list-item>
          <text:p text:style-name="P16">DNS — системы имен</text:p>
        </text:list-item>
        <text:list-item>
          <text:p text:style-name="P16">TCP — <text:span text:style-name="T5">надежная </text:span>последоавательная передача данных <text:span text:style-name="T5">(контроль доставки сообщения в целостном виде)</text:span></text:p>
        </text:list-item>
        <text:list-item>
          <text:p text:style-name="P16">IP — глобальная адресация, <text:span text:style-name="T5">передача в гетерогенной среде (совокупность передачи данных по воздуху, кабелю и т.д.)</text:span></text:p>
        </text:list-item>
      </text:list>
      <text:p text:style-name="P1"/>
      <text:p text:style-name="P2"><text:span text:style-name="T3">www</text:span><text:span text:style-name="T1"> — множество взаимосвязаннхы документов, которые находятся на машинах, подключенных к internet</text:span></text:p>
      <text:p text:style-name="P2"/>
      <text:p text:style-name="P3"><text:span text:style-name="T2">Ресурс </text:span>— другие документы, которые необходимы для отображения главного документа</text:p>
      <text:p text:style-name="P3"/>
      <text:p text:style-name="P3"><text:span text:style-name="T2">Типы документов</text:span> (MIME-типы, то есть указатель на тип документа):</text:p>
      <text:list xml:id="list1031405235" text:style-name="L2">
        <text:list-item>
          <text:p text:style-name="P17">text/html — html документы. Тег &lt;link&gt; - для css, &lt;script&gt; - для js, <text:span text:style-name="T8">&lt;img&gt; - для картинки</text:span></text:p>
        </text:list-item>
        <text:list-item>
          <text:p text:style-name="P17">text/css - ресурс</text:p>
        </text:list-item>
        <text:list-item>
          <text:p text:style-name="P17">text/js — ресурс</text:p>
        </text:list-item>
        <text:list-item>
          <text:p text:style-name="P17">image/png</text:p>
        </text:list-item>
        <text:list-item>
          <text:p text:style-name="P17">video/mp4</text:p>
        </text:list-item>
        <text:list-item>
          <text:p text:style-name="P17">text/xml — используется для передачи данных от сервера к клиенту</text:p>
        </text:list-item>
        <text:list-item>
          <text:p text:style-name="P17">application/json — используется для передачи данных от сервера к клиенту. <text:span text:style-name="T6">Более однозначная структура по сравнению с xml (его больше используют)</text:span></text:p>
        </text:list-item>
        <text:list-item>
          <text:p text:style-name="P17">другие</text:p>
        </text:list-item>
      </text:list>
      <text:p text:style-name="P5">Расширения файлов играют второстепенную роль</text:p>
      <text:p text:style-name="P5"/>
      <text:p text:style-name="P6">Документы:</text:p>
      <text:list xml:id="list1774353440" text:style-name="L3">
        <text:list-item>
          <text:p text:style-name="P18">статические</text:p>
          <text:list>
            <text:list-item>
              <text:p text:style-name="P18">файлы на дисках сервера</text:p>
            </text:list-item>
            <text:list-item>
              <text:p text:style-name="P18">обладают постоянным адресом</text:p>
            </text:list-item>
          </text:list>
        </text:list-item>
        <text:list-item>
          <text:p text:style-name="P18">динамические</text:p>
          <text:list>
            <text:list-item>
              <text:p text:style-name="P18">создаются на каждый запрос</text:p>
            </text:list-item>
            <text:list-item>
              <text:p text:style-name="P18">содержимое зависит от времени и пользователя</text:p>
            </text:list-item>
            <text:list-item>
              <text:p text:style-name="P18">адрес может быть постоянным или меняться</text:p>
            </text:list-item>
          </text:list>
        </text:list-item>
      </text:list>
      <text:p text:style-name="P6"/>
      <text:p text:style-name="P6">Части <text:span text:style-name="T2">URL</text:span>:</text:p>
      <text:list xml:id="list3092592184" text:style-name="L4">
        <text:list-item>
          <text:p text:style-name="P19">протокол (http, https)</text:p>
        </text:list-item>
        <text:list-item>
          <text:p text:style-name="P19">DNS имя сервера</text:p>
        </text:list-item>
        <text:list-item>
          <text:p text:style-name="P19">TCP порт. 80 — http, 443 - https</text:p>
        </text:list-item>
        <text:list-item>
          <text:p text:style-name="P19">путь к файлу</text:p>
        </text:list-item>
        <text:list-item>
          <text:p text:style-name="P19">опции запроса (после ?)</text:p>
        </text:list-item>
        <text:list-item>
          <text:p text:style-name="P19">якорь, положение на странице (после #). <text:span text:style-name="T7">Не передается на сервер</text:span></text:p>
        </text:list-item>
        <text:list-item>
          <text:p text:style-name="P20">логин и пароль, указывается перед доменным имене</text:p>
        </text:list-item>
      </text:list>
      <text:p text:style-name="P7"/>
      <text:p text:style-name="P7">Как документы ссылаются друг на друга? HTML — гиперссылки, HTML — формы, <text:span text:style-name="T8">HTML — ресурсы</text:span></text:p>
      <text:p text:style-name="P7"/>
      <text:p text:style-name="P8">Разновидности web-клиентов:</text:p>
      <text:list xml:id="list1817129866" text:style-name="L5">
        <text:list-item>
          <text:p text:style-name="P21">библиотеки в языках программирования (используются внутри других программ для простой работы с HTTP)</text:p>
        </text:list-item>
        <text:list-item>
          <text:p text:style-name="P21">консольные утилиты (отладка web-приложений)</text:p>
        </text:list-item>
        <text:list-item>
          <text:p text:style-name="P21">роботы (поисковики и т.д.)</text:p>
        </text:list-item>
        <text:list-item>
          <text:p text:style-name="P21"><text:soft-page-break/>браузеры</text:p>
        </text:list-item>
      </text:list>
      <text:p text:style-name="P8"/>
      <text:p text:style-name="P9">Сценарий работы web-приложения<text:span text:style-name="T9">и</text:span></text:p>
      <text:list xml:id="list461917969" text:style-name="L6">
        <text:list-item>
          <text:p text:style-name="P22">пользователь вводит url</text:p>
        </text:list-item>
        <text:list-item>
          <text:p text:style-name="P22">браузер загружает web-сратницу — HTML-документ</text:p>
        </text:list-item>
        <text:list-item>
          <text:p text:style-name="P22">браузер парсит HTML и загружает дополнительные ресурсы</text:p>
        </text:list-item>
        <text:list-item>
          <text:p text:style-name="P22">браузер отображает HTML-страницу</text:p>
        </text:list-item>
        <text:list-item>
          <text:p text:style-name="P22">пользователь переходит по гиперссылке</text:p>
        </text:list-item>
        <text:list-item>
          <text:p text:style-name="P22">цикл повторяется</text:p>
        </text:list-item>
      </text:list>
      <text:p text:style-name="P10">Сценарий работы современного web-приложения:</text:p>
      <text:list xml:id="list20954595" text:style-name="L7">
        <text:list-item>
          <text:p text:style-name="P23">браузер загружает web-страницу, ресурсы и отображает ее</text:p>
        </text:list-item>
        <text:list-item>
          <text:p text:style-name="P23">JS загружает данные с помощью AJAX</text:p>
        </text:list-item>
        <text:list-item>
          <text:p text:style-name="P23">JS обеспечивает UI на странице</text:p>
        </text:list-item>
        <text:list-item>
          <text:p text:style-name="P23">пользователь взаимодействует с UI, что вызывает к вызову JS обработчиков</text:p>
        </text:list-item>
        <text:list-item>
          <text:p text:style-name="P23">JS обновляет данные на сервере или загружает новые данные, используя AJAX</text:p>
        </text:list-item>
      </text:list>
      <text:p text:style-name="P10"/>
      <text:p text:style-name="P13"><text:span text:style-name="T19">H</text:span><text:span text:style-name="T18">TML</text:span></text:p>
      <text:p text:style-name="P11"><text:span text:style-name="T10">Особенности </text:span><text:span text:style-name="T16">HTML</text:span><text:span text:style-name="T10"> разметки:</text:span></text:p>
      <text:list xml:id="list1678781665" text:style-name="L8">
        <text:list-item>
          <text:p text:style-name="P25">произвольный регистр (&lt;BR&gt; == &lt;br&gt;)</text:p>
        </text:list-item>
        <text:list-item>
          <text:p text:style-name="P25">атрибуты без скобок (лучше так не писать)</text:p>
        </text:list-item>
        <text:list-item>
          <text:p text:style-name="P25">непарные теги</text:p>
        </text:list-item>
        <text:list-item>
          <text:p text:style-name="P25">сокращенные атрибуты</text:p>
        </text:list-item>
        <text:list-item>
          <text:p text:style-name="P25">перестановки тегов (лучше так не писать)</text:p>
        </text:list-item>
        <text:list-item>
          <text:p text:style-name="P25">свои теги</text:p>
        </text:list-item>
      </text:list>
      <text:p text:style-name="P11"><text:span text:style-name="T10">Особенности </text:span><text:span text:style-name="T16">XHTML</text:span><text:span text:style-name="T10"> разметки:</text:span></text:p>
      <text:list xml:id="list2281178754" text:style-name="L9">
        <text:list-item>
          <text:p text:style-name="P26">только нижний регистр</text:p>
        </text:list-item>
        <text:list-item>
          <text:p text:style-name="P26">атрибуты со скобками</text:p>
        </text:list-item>
        <text:list-item>
          <text:p text:style-name="P26">атрибуты без сокращений</text:p>
        </text:list-item>
        <text:list-item>
          <text:p text:style-name="P26">тэги всегда парные</text:p>
        </text:list-item>
        <text:list-item>
          <text:p text:style-name="P26">строгая вложенность</text:p>
        </text:list-item>
        <text:list-item>
          <text:p text:style-name="P26">id вместо name</text:p>
        </text:list-item>
        <text:list-item>
          <text:p text:style-name="P26">необходим DOCTYPE (уточняет тип содержимого, то есть указывает HTML парсеру как правильно разбирать документ)</text:p>
        </text:list-item>
      </text:list>
      <text:p text:style-name="P27"/>
      <text:p text:style-name="P11"><text:span text:style-name="T16">Тэги</text:span><text:span text:style-name="T10">:</text:span></text:p>
      <text:list xml:id="list441816920" text:style-name="L10">
        <text:list-item>
          <text:p text:style-name="P28">html — обертка документа</text:p>
        </text:list-item>
        <text:list-item>
          <text:p text:style-name="P28">head</text:p>
        </text:list-item>
        <text:list-item>
          <text:p text:style-name="P28">body</text:p>
        </text:list-item>
        <text:list-item>
          <text:p text:style-name="P28">title — отображение в заголовке окна браузера</text:p>
        </text:list-item>
        <text:list-item>
          <text:p text:style-name="P28">meta — содержит информацию для user-agent</text:p>
        </text:list-item>
        <text:list-item>
          <text:p text:style-name="P28">link — указание связанных ресурсов</text:p>
        </text:list-item>
        <text:list-item>
          <text:p text:style-name="P28">script — загрузка JS</text:p>
        </text:list-item>
      </text:list>
      <text:p text:style-name="P29">css указываем в head (повыше), js указываем ближе к концу, это повышает скорость загрузки страницы</text:p>
      <text:p text:style-name="P29"/>
      <text:p text:style-name="P14"><text:span text:style-name="T16">Блочные тэги</text:span><text:span text:style-name="T10">:</text:span></text:p>
      <text:list xml:id="list298718517" text:style-name="L11">
        <text:list-item>
          <text:p text:style-name="P30">h1-h6 — различные уровни заголовков</text:p>
        </text:list-item>
        <text:list-item>
          <text:p text:style-name="P30">p — разбиение текста на параграфы</text:p>
        </text:list-item>
        <text:list-item>
          <text:p text:style-name="P30">hr — горизонтальная линия</text:p>
        </text:list-item>
        <text:list-item>
          <text:p text:style-name="P30">pre — блок преформатированного кода, например, исходный код (по умолчанию в html игнорируются переносы строк, то есть нужно использовать, когда текст не нужно форматировать)</text:p>
        </text:list-item>
        <text:list-item>
          <text:p text:style-name="P30"><text:soft-page-break/>blockquote — цитирование длинного блока текст</text:p>
        </text:list-item>
        <text:list-item>
          <text:p text:style-name="P30">div — абстрактный блочный контейнеров</text:p>
        </text:list-item>
      </text:list>
      <text:p text:style-name="P29">Блочный тэг занимает всю ширину окна</text:p>
      <text:p text:style-name="P29"/>
      <text:p text:style-name="P12"><text:span text:style-name="T17">Строчные тэги</text:span><text:span text:style-name="T11">:</text:span></text:p>
      <text:list xml:id="list2727824080" text:style-name="L12">
        <text:list-item>
          <text:p text:style-name="P31">a — гиперссылки</text:p>
        </text:list-item>
        <text:list-item>
          <text:p text:style-name="P31">em, i — акцентирование</text:p>
        </text:list-item>
        <text:list-item>
          <text:p text:style-name="P31">strong, b — выделение</text:p>
        </text:list-item>
        <text:list-item>
          <text:p text:style-name="P31">img — вставка изображений</text:p>
        </text:list-item>
        <text:list-item>
          <text:p text:style-name="P31">sub — нижний индекс</text:p>
        </text:list-item>
        <text:list-item>
          <text:p text:style-name="P31">sup — верхний индекс</text:p>
        </text:list-item>
        <text:list-item>
          <text:p text:style-name="P31">span — абстрактный строчный контейнер</text:p>
        </text:list-item>
      </text:list>
      <text:p text:style-name="P29"/>
      <text:p text:style-name="P4"><text:span text:style-name="T18">Списки в HTML</text:span><text:span text:style-name="T10">:</text:span></text:p>
      <text:p text:style-name="P29">ul (unordered), ol (ordered), li (list item) — маркированные списки</text:p>
      <text:p text:style-name="P29"/>
      <text:p text:style-name="P4"><text:span text:style-name="T18">Таблицы в HTML</text:span><text:span text:style-name="T10">:</text:span></text:p>
      <text:list xml:id="list2123398335" text:style-name="L13">
        <text:list-item>
          <text:p text:style-name="P32">тэг table</text:p>
        </text:list-item>
        <text:list-item>
          <text:p text:style-name="P32">caption — заголовок таблицы</text:p>
        </text:list-item>
        <text:list-item>
          <text:p text:style-name="P32">thead</text:p>
        </text:list-item>
        <text:list-item>
          <text:p text:style-name="P32">tbody</text:p>
        </text:list-item>
        <text:list-item>
          <text:p text:style-name="P32">tr — строка</text:p>
        </text:list-item>
        <text:list-item>
          <text:p text:style-name="P32">th — ячейка заголовочная</text:p>
        </text:list-item>
        <text:list-item>
          <text:p text:style-name="P32">td — ячейка тела</text:p>
        </text:list-item>
      </text:list>
      <text:p text:style-name="P33">Атрибуты: rowspan (по вертикале), colspan (объединение ячеек по горизонтале) — атрибуты</text:p>
      <text:p text:style-name="P33"/>
      <text:p text:style-name="P15"><text:span text:style-name="T16">Гиперссылки (тег &lt;a&gt;)</text:span><text:span text:style-name="T10">:</text:span></text:p>
      <text:list xml:id="list461941947" text:style-name="L14">
        <text:list-item>
          <text:p text:style-name="P34">href — URL гиперссылки</text:p>
        </text:list-item>
        <text:list-item>
          <text:p text:style-name="P34">target — в каком окне открывать ссылку</text:p>
        </text:list-item>
      </text:list>
      <text:p text:style-name="P33">name — имя якоря, вместо href</text:p>
      <text:p text:style-name="P33"/>
      <text:p text:style-name="P15"><text:span text:style-name="T16">Формы</text:span><text:span text:style-name="T10">:<text:line-break/>&lt;form&gt;:</text:span></text:p>
      <text:list xml:id="list2287340793" text:style-name="L15">
        <text:list-item>
          <text:p text:style-name="P35">action — url, на который отправлена форма</text:p>
        </text:list-item>
        <text:list-item>
          <text:p text:style-name="P35">metod — http metod</text:p>
        </text:list-item>
        <text:list-item>
          <text:p text:style-name="P35">target — имя окна браузера, в котором открыть результат</text:p>
        </text:list-item>
        <text:list-item>
          <text:p text:style-name="P35">enctype — способ кодирования данных формы</text:p>
        </text:list-item>
      </text:list>
      <text:p text:style-name="P36">&lt;input&gt;</text:p>
      <text:list xml:id="list1062939697" text:style-name="L16">
        <text:list-item>
          <text:p text:style-name="P37">type</text:p>
        </text:list-item>
        <text:list-item>
          <text:p text:style-name="P37">name</text:p>
        </text:list-item>
        <text:list-item>
          <text:p text:style-name="P55"><text:span text:style-name="T12">value (начальное значние, </text:span><text:span text:style-name="T13">используется </text:span><text:span text:style-name="T12">чтобы форма не сбросилась при неверном вводе)</text:span></text:p>
        </text:list-item>
        <text:list-item>
          <text:p text:style-name="P37">placeholder (подсказка для пользователя)</text:p>
        </text:list-item>
      </text:list>
      <text:p text:style-name="P36">&lt;button&gt;</text:p>
      <text:p text:style-name="P36"/>
      <text:p text:style-name="P38">htmlbook.ru — руководство</text:p>
      <text:p text:style-name="P38"/>
      <text:p text:style-name="P39">Задачи, решаемые HTTP:</text:p>
      <text:list xml:id="list426889428" text:style-name="L17">
        <text:list-item>
          <text:p text:style-name="P40">передача документов</text:p>
        </text:list-item>
        <text:list-item>
          <text:p text:style-name="P40">передача мета-информации (длина сообщения, тип сообщения)</text:p>
        </text:list-item>
        <text:list-item>
          <text:p text:style-name="P40">авторизация</text:p>
        </text:list-item>
        <text:list-item>
          <text:p text:style-name="P40">поддержка сессий (куки)</text:p>
        </text:list-item>
        <text:list-item>
          <text:p text:style-name="P40"><text:soft-page-break/>кеширование документов</text:p>
        </text:list-item>
        <text:list-item>
          <text:p text:style-name="P40">согласование содержимого</text:p>
        </text:list-item>
        <text:list-item>
          <text:p text:style-name="P40">управление соединением</text:p>
        </text:list-item>
      </text:list>
      <text:p text:style-name="P39"/>
      <text:p text:style-name="P39">Ключевые особенности HTTP:</text:p>
      <text:list xml:id="list1192498997" text:style-name="L18">
        <text:list-item>
          <text:p text:style-name="P41">работает поверх TCP/TLS</text:p>
        </text:list-item>
        <text:list-item>
          <text:p text:style-name="P41">протокол запрос-ответ</text:p>
        </text:list-item>
        <text:list-item>
          <text:p text:style-name="P41">не поддерживает состояние (соединение), то есть по соединению сохраняется состояние, например, авторизация</text:p>
        </text:list-item>
        <text:list-item>
          <text:p text:style-name="P41">текстовый протокол</text:p>
        </text:list-item>
        <text:list-item>
          <text:p text:style-name="P41">расширяемый протокол (есть возможность добавить свой заголовок)</text:p>
        </text:list-item>
      </text:list>
      <text:p text:style-name="P39"/>
      <text:p text:style-name="P39">Сроки HTTP запроса:</text:p>
      <text:list xml:id="list3288162984" text:style-name="L19">
        <text:list-item>
          <text:p text:style-name="P56"><text:span text:style-name="T14">МЕТОД ПОЛНЫЙ_URL_Д</text:span><text:span text:style-name="T15">ОКУМЕНТА</text:span><text:span text:style-name="T14"> ВЕРСИЯ_HTTP</text:span></text:p>
        </text:list-item>
        <text:list-item>
          <text:p text:style-name="P56"><text:span text:style-name="T14">Accept: типы принияемых данных</text:span></text:p>
        </text:list-item>
        <text:list-item>
          <text:p text:style-name="P42">User-Agent: браузер и т.д.</text:p>
        </text:list-item>
        <text:list-item>
          <text:p text:style-name="P42">If-Modified-Since: верни документ, если он не менялся с такого времени</text:p>
        </text:list-item>
      </text:list>
      <text:p text:style-name="P39">Первая строка уникальна для всех запросов, остальные это заголовки. <text:span text:style-name="T20">Каждые строки отделяются </text:span><text:span text:style-name="T4">\r\n</text:span></text:p>
      <text:p text:style-name="P39"/>
      <text:p text:style-name="P39">Что изменилось в версии HTTP/1.1:</text:p>
      <text:list xml:id="list4093166632" text:style-name="L20">
        <text:list-item>
          <text:p text:style-name="P43">указывается не полный URL</text:p>
        </text:list-item>
        <text:list-item>
          <text:p text:style-name="P43">добавлен header host</text:p>
        </text:list-item>
        <text:list-item>
          <text:p text:style-name="P44">добавлне заголовок connection, говорит о том, что делать с соединением (закрывать его или нет)</text:p>
        </text:list-item>
      </text:list>
      <text:p text:style-name="P45"/>
      <text:p text:style-name="P45">Строки HTTP-ответа:</text:p>
      <text:list xml:id="list4163789397" text:style-name="L21">
        <text:list-item>
          <text:p text:style-name="P46">ВЕРСИЯ НОМЕР_ОТВЕТА ТЕКСТОВОЕ_ПОЯСНЕНИЕ_ОТВЕТА</text:p>
        </text:list-item>
        <text:list-item>
          <text:p text:style-name="P46">Server</text:p>
        </text:list-item>
        <text:list-item>
          <text:p text:style-name="P46">Date: дата сервера</text:p>
        </text:list-item>
        <text:list-item>
          <text:p text:style-name="P46">Content-Type</text:p>
        </text:list-item>
        <text:list-item>
          <text:p text:style-name="P46">Connection</text:p>
        </text:list-item>
      </text:list>
      <text:p text:style-name="P45"/>
      <text:p text:style-name="P45"/>
      <text:p text:style-name="P45">Методы HTTP:</text:p>
      <text:list xml:id="list379693287" text:style-name="L22">
        <text:list-item>
          <text:p text:style-name="P47"><text:span text:style-name="T2">GET</text:span> — получение документа (как правило они кешируются на прокси серверах)</text:p>
        </text:list-item>
        <text:list-item>
          <text:p text:style-name="P47"><text:span text:style-name="T2">HEAD</text:span> — тоже самое, что и GET, но без тела запроса (очень часто применяется для проверки изменился ли документ)</text:p>
        </text:list-item>
        <text:list-item>
          <text:p text:style-name="P47"><text:span text:style-name="T2">POST</text:span> — отоправка данных на сервер</text:p>
        </text:list-item>
        <text:list-item>
          <text:p text:style-name="P47">PUT — отправка документа на сервер</text:p>
        </text:list-item>
        <text:list-item>
          <text:p text:style-name="P47">DELETE — удаление документа</text:p>
        </text:list-item>
        <text:list-item>
          <text:p text:style-name="P47">CONNECT, TRACE, OPTIONS</text:p>
        </text:list-item>
        <text:list-item>
          <text:p text:style-name="P47">COPY, MOVE, MKCOL — расширения WebDAV, то есть эти методы не используются по умолчанию</text:p>
        </text:list-item>
      </text:list>
      <text:p text:style-name="P45"/>
      <text:p text:style-name="P45">HTTP коды ответа:</text:p>
      <text:list xml:id="list3611740231" text:style-name="L23">
        <text:list-item>
          <text:p text:style-name="P48">1хх — информационные</text:p>
        </text:list-item>
        <text:list-item>
          <text:p text:style-name="P48">2хх — успешные ответы</text:p>
        </text:list-item>
        <text:list-item>
          <text:p text:style-name="P48">3хх — перенаправление</text:p>
        </text:list-item>
        <text:list-item>
          <text:p text:style-name="P57"><text:span text:style-name="T15">4хх — ошибки на стороне клиента</text:span></text:p>
        </text:list-item>
        <text:list-item>
          <text:p text:style-name="P48">5хх — ошибки на стороне сервера</text:p>
        </text:list-item>
      </text:list>
      <text:p text:style-name="P45"/>
      <text:p text:style-name="P49"><text:soft-page-break/>Заголовки HTTP общие:</text:p>
      <text:list xml:id="list875690217" text:style-name="L24">
        <text:list-item>
          <text:p text:style-name="P50">Content-Type — MIME тип документа</text:p>
        </text:list-item>
        <text:list-item>
          <text:p text:style-name="P50">Contenst-Length — длина сообщения</text:p>
        </text:list-item>
        <text:list-item>
          <text:p text:style-name="P50">Content-Encoding — кодирование документа, например, gzip — сжатие</text:p>
        </text:list-item>
        <text:list-item>
          <text:p text:style-name="P50">Transfer-Encoding — формат передачи, например, chunked (кусками)</text:p>
        </text:list-item>
        <text:list-item>
          <text:p text:style-name="P50">Connection — управление соединением</text:p>
        </text:list-item>
        <text:list-item>
          <text:p text:style-name="P50">Upgrade — смена протокола</text:p>
        </text:list-item>
      </text:list>
      <text:p text:style-name="P49">Заголовки HTTP запросов:</text:p>
      <text:list xml:id="list2372766531" text:style-name="L25">
        <text:list-item>
          <text:p text:style-name="P51">Authorization — чаще всего логин, пароль</text:p>
        </text:list-item>
        <text:list-item>
          <text:p text:style-name="P51">Cookie</text:p>
        </text:list-item>
        <text:list-item>
          <text:p text:style-name="P51">Referer — URL предыдущего документа, контекст запроса</text:p>
        </text:list-item>
        <text:list-item>
          <text:p text:style-name="P51">User-Agent</text:p>
        </text:list-item>
        <text:list-item>
          <text:p text:style-name="P51">If-Modified-Since</text:p>
        </text:list-item>
        <text:list-item>
          <text:p text:style-name="P51">Accept — соглосование содержимого</text:p>
        </text:list-item>
      </text:list>
      <text:p text:style-name="P49">Заголовки HTTP ответов:</text:p>
      <text:list xml:id="list232098989" text:style-name="L26">
        <text:list-item>
          <text:p text:style-name="P52">Location — новый URL документа при перенаправлениях</text:p>
        </text:list-item>
        <text:list-item>
          <text:p text:style-name="P52">Set-Cookie — установка куки в браузере</text:p>
        </text:list-item>
        <text:list-item>
          <text:p text:style-name="P52">Last-Modified — дата последнего изменения документа</text:p>
        </text:list-item>
        <text:list-item>
          <text:p text:style-name="P52">Date — дата на сервере, используется для согласования кешей</text:p>
        </text:list-item>
      </text:list>
      <text:p text:style-name="P49"/>
      <text:p text:style-name="P53">Нововведения HTTP/2:</text:p>
      <text:list xml:id="list2744798493" text:style-name="L27">
        <text:list-item>
          <text:p text:style-name="P54">бинарный протокол</text:p>
        </text:list-item>
        <text:list-item>
          <text:p text:style-name="P54">мультиплексирование нескольких запросов в одном TCP</text:p>
        </text:list-item>
        <text:list-item>
          <text:p text:style-name="P54">приоритезация ресурсов</text:p>
        </text:list-item>
        <text:list-item>
          <text:p text:style-name="P54">сжатие заголовков (до этого можно было только сжимать содержимое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4T18:02:22.783017050</meta:creation-date>
    <dc:date>2019-10-08T20:40:11.858341308</dc:date>
    <meta:editing-duration>PT22M34S</meta:editing-duration>
    <meta:editing-cycles>4</meta:editing-cycles>
    <meta:generator>LibreOffice/6.3.2.2$Linux_X86_64 LibreOffice_project/6ef07f465637457f02af629369e2cc3d3a40bb23</meta:generator>
    <meta:document-statistic meta:table-count="0" meta:image-count="0" meta:object-count="0" meta:page-count="5" meta:paragraph-count="188" meta:word-count="1019" meta:character-count="6782" meta:non-whitespace-character-count="6025"/>
  </office:meta>
</office:document-meta>
</file>